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Caps 10" svg:font-family="'LM Mono Caps 10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375in" table:align="left"/>
    </style:style>
    <style:style style:name="Table1.A" style:family="table-column">
      <style:table-column-properties style:column-width="5.2521in"/>
    </style:style>
    <style:style style:name="Table1.B" style:family="table-column">
      <style:table-column-properties style:column-width="1.9354in"/>
    </style:style>
    <style:style style:name="Table1.C" style:family="table-column">
      <style:table-column-properties style:column-width="1.5625in"/>
    </style:style>
    <style:style style:name="Table1.D" style:family="table-column">
      <style:table-column-properties style:column-width="0.625in"/>
    </style:style>
    <style:style style:name="Table1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1.2" style:family="table-row">
      <style:table-row-properties style:min-row-height="0.4486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549in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4479in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4b313" officeooo:paragraph-rsid="0014b313" style:font-size-asian="11pt" style:font-style-asian="normal" style:font-weight-asian="bold" style:font-size-complex="11pt" style:font-weight-complex="bold" style:text-emphasize="non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1pt" style:font-size-asian="11pt" style:font-size-complex="11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1pt" officeooo:rsid="00253716" officeooo:paragraph-rsid="00253716" style:font-size-asian="11pt" style:font-size-complex="11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erif" fo:font-size="11pt" officeooo:rsid="002f0375" officeooo:paragraph-rsid="002f0375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Liberation Serif" fo:font-size="11pt" fo:font-weight="bold" officeooo:rsid="0014b313" officeooo:paragraph-rsid="0014b313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1pt" officeooo:rsid="001f2b9e" officeooo:paragraph-rsid="001f2b9e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1pt" officeooo:rsid="001f2b9e" officeooo:paragraph-rsid="00253716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1pt" officeooo:rsid="002f0375" officeooo:paragraph-rsid="002f0375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fo:font-style="italic" officeooo:rsid="002e6385" style:font-style-asian="italic" style:font-style-complex="italic"/>
    </style:style>
    <style:style style:name="T3" style:family="text">
      <style:text-properties fo:color="#000000" officeooo:rsid="0024f54e"/>
    </style:style>
    <style:style style:name="T4" style:family="text">
      <style:text-properties fo:color="#000000" officeooo:rsid="002fb006"/>
    </style:style>
    <style:style style:name="T5" style:family="text">
      <style:text-properties fo:color="#3c3c3c"/>
    </style:style>
    <style:style style:name="T6" style:family="text">
      <style:text-properties officeooo:rsid="001539e5"/>
    </style:style>
    <style:style style:name="T7" style:family="text">
      <style:text-properties style:font-name="LM Mono Caps 10" officeooo:rsid="00253716"/>
    </style:style>
    <style:style style:name="T8" style:family="text">
      <style:text-properties style:font-name="LM Mono Caps 10" officeooo:rsid="002594c4"/>
    </style:style>
    <style:style style:name="T9" style:family="text">
      <style:text-properties officeooo:rsid="002f5b46"/>
    </style:style>
    <style:style style:name="T10" style:family="text">
      <style:text-properties officeooo:rsid="0030f5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Question</text:p>
          </table:table-cell>
          <table:table-cell table:style-name="Table1.A1" office:value-type="string">
            <text:p text:style-name="P3">Number of Participants Who Did Not Prefer One <text:span text:style-name="T10">Condition</text:span> Over the Other *</text:p>
          </table:table-cell>
          <table:table-cell table:style-name="Table1.A1" office:value-type="string">
            <text:p text:style-name="P2"><text:span text:style-name="T4">Number</text:span><text:span text:style-name="T1"> </text:span><text:span text:style-name="T3">of</text:span><text:span text:style-name="T5"> </text:span><text:span text:style-name="T1">Participants</text:span><text:span text:style-name="T5"> </text:span><text:span text:style-name="T1">Favoring</text:span><text:span text:style-name="T5"> </text:span><text:span text:style-name="T1">Emotion-Aware </text:span><text:span text:style-name="T6">Robot</text:span></text:p>
          </table:table-cell>
          <table:table-cell table:style-name="Table1.D1" office:value-type="string">
            <text:p text:style-name="P2"><text:span text:style-name="T2">p</text:span><text:span text:style-name="T1">-value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1">Which</text:span><text:span text:style-name="T5"> </text:span><text:span text:style-name="T1">of</text:span><text:span text:style-name="T5"> </text:span><text:span text:style-name="T1">the</text:span><text:span text:style-name="T5"> </text:span><text:span text:style-name="T1">two</text:span><text:span text:style-name="T5"> </text:span><text:span text:style-name="T1">runs</text:span><text:span text:style-name="T5"> </text:span><text:span text:style-name="T1">with</text:span><text:span text:style-name="T5"> </text:span><text:span text:style-name="T1">the</text:span><text:span text:style-name="T5"> </text:span><text:span text:style-name="T1">robot</text:span><text:span text:style-name="T5"> </text:span><text:span text:style-name="T1">did</text:span><text:span text:style-name="T5"> </text:span><text:span text:style-name="T1">you prefer?</text:span></text:p>
          </table:table-cell>
          <table:table-cell table:style-name="Table1.B2" office:value-type="string">
            <text:p text:style-name="P6">0</text:p>
          </table:table-cell>
          <table:table-cell table:style-name="Table1.C2" office:value-type="string">
            <text:p text:style-name="P10">33</text:p>
          </table:table-cell>
          <table:table-cell table:style-name="Table1.D2" office:value-type="string">
            <text:p text:style-name="P8">0</text:p>
          </table:table-cell>
        </table:table-row>
        <table:table-row>
          <table:table-cell table:style-name="Table1.A3" office:value-type="string">
            <text:p text:style-name="P4"><text:span text:style-name="T1">In</text:span><text:span text:style-name="T5"> </text:span><text:span text:style-name="T1">which</text:span><text:span text:style-name="T5"> </text:span><text:span text:style-name="T1">of</text:span><text:span text:style-name="T5"> </text:span><text:span text:style-name="T1">the</text:span><text:span text:style-name="T5"> </text:span><text:span text:style-name="T1">two</text:span><text:span text:style-name="T5"> </text:span><text:span text:style-name="T1">runs</text:span><text:span text:style-name="T5"> </text:span><text:span text:style-name="T1">did</text:span><text:span text:style-name="T5"> </text:span><text:span text:style-name="T1">the</text:span><text:span text:style-name="T5"> </text:span><text:span text:style-name="T1">robot</text:span><text:span text:style-name="T5"> </text:span><text:span text:style-name="T1">exhibit</text:span><text:span text:style-name="T5"> </text:span><text:span text:style-name="T1">behavior</text:span><text:span text:style-name="T5"> </text:span><text:span text:style-name="T1">that could</text:span><text:span text:style-name="T5"> </text:span><text:span text:style-name="T1">be</text:span><text:span text:style-name="T5"> </text:span><text:span text:style-name="T1">useful</text:span><text:span text:style-name="T5"> </text:span><text:span text:style-name="T1">in</text:span><text:span text:style-name="T5"> </text:span><text:span text:style-name="T1">a</text:span><text:span text:style-name="T5"> </text:span><text:span text:style-name="T1">more</text:span><text:span text:style-name="T5"> </text:span><text:span text:style-name="T1">complex</text:span><text:span text:style-name="T5"> </text:span><text:span text:style-name="T1">task?</text:span></text:p>
          </table:table-cell>
          <table:table-cell table:style-name="Table1.B3" office:value-type="string">
            <text:p text:style-name="P6">1</text:p>
          </table:table-cell>
          <table:table-cell table:style-name="Table1.C3" office:value-type="string">
            <text:p text:style-name="P10">30</text:p>
          </table:table-cell>
          <table:table-cell table:style-name="Table1.D3" office:value-type="string">
            <text:p text:style-name="P9"><text:span text:style-name="T7">«</text:span> 0.001</text:p>
          </table:table-cell>
        </table:table-row>
        <table:table-row table:style-name="Table1.4">
          <table:table-cell table:style-name="Table1.A4" office:value-type="string">
            <text:p text:style-name="P5"><text:span text:style-name="T1">In</text:span><text:span text:style-name="T5"> </text:span><text:span text:style-name="T1">which</text:span><text:span text:style-name="T5"> </text:span><text:span text:style-name="T1">of</text:span><text:span text:style-name="T5"> </text:span><text:span text:style-name="T1">two</text:span><text:span text:style-name="T5"> </text:span><text:span text:style-name="T1">runs</text:span><text:span text:style-name="T5"> </text:span><text:span text:style-name="T1">did</text:span><text:span text:style-name="T5"> </text:span><text:span text:style-name="T1">the</text:span><text:span text:style-name="T5"> </text:span><text:span text:style-name="T1">robot</text:span><text:span text:style-name="T5"> </text:span><text:span text:style-name="T1">exhibit</text:span><text:span text:style-name="T5"> </text:span><text:span text:style-name="T1">behavior</text:span><text:span text:style-name="T5"> </text:span><text:span text:style-name="T1">that</text:span><text:span text:style-name="T5"> </text:span><text:span text:style-name="T1">could prevent</text:span><text:span text:style-name="T5"> </text:span><text:span text:style-name="T1">human</text:span><text:span text:style-name="T5"> </text:span><text:span text:style-name="T1">error?</text:span></text:p>
          </table:table-cell>
          <table:table-cell table:style-name="Table1.B4" office:value-type="string">
            <text:p text:style-name="P6">3</text:p>
          </table:table-cell>
          <table:table-cell table:style-name="Table1.C4" office:value-type="string">
            <text:p text:style-name="P10">18</text:p>
          </table:table-cell>
          <table:table-cell table:style-name="Table1.D4" office:value-type="string">
            <text:p text:style-name="P8"><text:span text:style-name="T8">&gt;</text:span> 0.1</text:p>
          </table:table-cell>
        </table:table-row>
        <table:table-row>
          <table:table-cell table:style-name="Table1.A5" office:value-type="string">
            <text:p text:style-name="P4"><text:span text:style-name="T1">In</text:span><text:span text:style-name="T5"> </text:span><text:span text:style-name="T1">which</text:span><text:span text:style-name="T5"> </text:span><text:span text:style-name="T1">of</text:span><text:span text:style-name="T5"> </text:span><text:span text:style-name="T1">the</text:span><text:span text:style-name="T5"> </text:span><text:span text:style-name="T1">two</text:span><text:span text:style-name="T5"> </text:span><text:span text:style-name="T1">runs</text:span><text:span text:style-name="T5"> </text:span><text:span text:style-name="T1">did</text:span><text:span text:style-name="T5"> </text:span><text:span text:style-name="T1">the</text:span><text:span text:style-name="T5"> </text:span><text:span text:style-name="T1">robot</text:span><text:span text:style-name="T5"> </text:span><text:span text:style-name="T1">exhibit</text:span><text:span text:style-name="T5"> </text:span><text:span text:style-name="T1">behavior</text:span><text:span text:style-name="T5"> </text:span><text:span text:style-name="T1">that could</text:span><text:span text:style-name="T5"> </text:span><text:span text:style-name="T1">improve</text:span><text:span text:style-name="T5"> </text:span><text:span text:style-name="T1">the</text:span><text:span text:style-name="T5"> </text:span><text:span text:style-name="T1">efficiency</text:span><text:span text:style-name="T5"> </text:span><text:span text:style-name="T1">of</text:span><text:span text:style-name="T5"> </text:span><text:span text:style-name="T1">collaboration?</text:span></text:p>
          </table:table-cell>
          <table:table-cell table:style-name="Table1.B5" office:value-type="string">
            <text:p text:style-name="P6">2</text:p>
          </table:table-cell>
          <table:table-cell table:style-name="Table1.C5" office:value-type="string">
            <text:p text:style-name="P10">26</text:p>
          </table:table-cell>
          <table:table-cell table:style-name="Table1.D5" office:value-type="string">
            <text:p text:style-name="P9"><text:span text:style-name="T7">«</text:span> 0.001</text:p>
          </table:table-cell>
        </table:table-row>
        <table:table-row table:style-name="Table1.6">
          <table:table-cell table:style-name="Table1.A6" office:value-type="string">
            <text:p text:style-name="P4"><text:span text:style-name="T1">What</text:span><text:span text:style-name="T5"> </text:span><text:span text:style-name="T1">was</text:span><text:span text:style-name="T5"> </text:span><text:span text:style-name="T1">the</text:span><text:span text:style-name="T5"> </text:span><text:span text:style-name="T1">most</text:span><text:span text:style-name="T5"> </text:span><text:span text:style-name="T1">interesting</text:span><text:span text:style-name="T5"> </text:span><text:span text:style-name="T1">behavior</text:span><text:span text:style-name="T5"> </text:span><text:span text:style-name="T1">of</text:span><text:span text:style-name="T5"> </text:span><text:span text:style-name="T1">the</text:span><text:span text:style-name="T5"> </text:span><text:span text:style-name="T1">robot</text:span><text:span text:style-name="T5"> </text:span><text:span text:style-name="T1">and</text:span><text:span text:style-name="T5"> </text:span><text:span text:style-name="T1">in</text:span><text:span text:style-name="T5"> </text:span><text:span text:style-name="T1">which run</text:span><text:span text:style-name="T5"> </text:span><text:span text:style-name="T1">did</text:span><text:span text:style-name="T5"> </text:span><text:span text:style-name="T1">it</text:span><text:span text:style-name="T5"> </text:span><text:span text:style-name="T1">happen?</text:span></text:p>
          </table:table-cell>
          <table:table-cell table:style-name="Table1.B6" office:value-type="string">
            <text:p text:style-name="P6">5</text:p>
          </table:table-cell>
          <table:table-cell table:style-name="Table1.C6" office:value-type="string">
            <text:p text:style-name="P10">24</text:p>
          </table:table-cell>
          <table:table-cell table:style-name="Table1.D6" office:value-type="string">
            <text:p text:style-name="P9">0.00<text:span text:style-name="T9">2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Caps 10" svg:font-family="'LM Mono Caps 10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693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7:31:52.712963652</meta:creation-date>
    <dc:date>2017-01-02T22:03:20.193959246</dc:date>
    <meta:editing-duration>PT31M52S</meta:editing-duration>
    <meta:editing-cycles>32</meta:editing-cycles>
    <meta:generator>LibreOffice/4.2.8.2$Linux_X86_64 LibreOffice_project/420m0$Build-2</meta:generator>
    <meta:document-statistic meta:table-count="1" meta:image-count="0" meta:object-count="0" meta:page-count="1" meta:paragraph-count="24" meta:word-count="119" meta:character-count="603" meta:non-whitespace-character-count="508"/>
  </office:meta>
</office:document-meta>
</file>